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8pt" style:text-underline-style="solid" style:text-underline-width="auto" style:text-underline-color="font-color" officeooo:rsid="000b3a82" officeooo:paragraph-rsid="000b3a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15pt" fo:font-weight="bold" officeooo:rsid="00191890" officeooo:paragraph-rsid="00191890" style:font-size-asian="13.1000003814697pt" style:font-weight-asian="bold" style:font-size-complex="15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22pt" style:text-underline-style="none" fo:font-weight="bold" officeooo:rsid="000b3a82" officeooo:paragraph-rsid="00191890" style:font-size-asian="22pt" style:font-weight-asian="bold" style:font-size-complex="22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20pt" fo:font-weight="bold" officeooo:rsid="000b3a82" officeooo:paragraph-rsid="00191890" style:font-size-asian="20pt" style:font-weight-asian="bold" style:font-size-complex="20pt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20pt" fo:font-weight="bold" officeooo:rsid="0045dc99" officeooo:paragraph-rsid="00359003" style:font-size-asian="20pt" style:font-weight-asian="bold" style:font-size-complex="20pt" style:font-weight-complex="bold"/>
    </style:style>
    <style:style style:name="P6" style:family="paragraph" style:parent-style-name="Header">
      <style:paragraph-properties fo:text-align="center" style:justify-single-word="false"/>
      <style:text-properties officeooo:paragraph-rsid="0022970f"/>
    </style:style>
    <style:style style:name="P7" style:family="paragraph" style:parent-style-name="Header">
      <style:paragraph-properties fo:text-align="center" style:justify-single-word="false"/>
      <style:text-properties officeooo:rsid="0037a05c" officeooo:paragraph-rsid="0037a05c"/>
    </style:style>
    <style:style style:name="P8" style:family="paragraph" style:parent-style-name="Standard">
      <style:text-properties fo:font-size="16pt" style:text-underline-style="none" fo:font-weight="bold" officeooo:rsid="004981b3" officeooo:paragraph-rsid="004981b3" style:font-size-asian="16pt" style:font-weight-asian="bold" style:font-size-complex="16pt" style:font-weight-complex="bold"/>
    </style:style>
    <style:style style:name="P9" style:family="paragraph" style:parent-style-name="Standard">
      <style:paragraph-properties fo:break-before="page"/>
      <style:text-properties fo:font-size="16pt" style:text-underline-style="none" fo:font-weight="bold" officeooo:rsid="004981b3" officeooo:paragraph-rsid="004981b3" style:font-size-asian="16pt" style:font-weight-asian="bold" style:font-size-complex="16pt" style:font-weight-complex="bold"/>
    </style:style>
    <style:style style:name="P10" style:family="paragraph" style:parent-style-name="Text_20_body">
      <style:text-properties officeooo:rsid="004981b3" officeooo:paragraph-rsid="004981b3"/>
    </style:style>
    <style:style style:name="P11" style:family="paragraph" style:parent-style-name="Text_20_body" style:list-style-name="L1">
      <style:text-properties officeooo:rsid="004981b3" officeooo:paragraph-rsid="004981b3"/>
    </style:style>
    <style:style style:name="P12" style:family="paragraph" style:parent-style-name="Text_20_body" style:list-style-name="L2">
      <style:text-properties officeooo:rsid="004981b3" officeooo:paragraph-rsid="004981b3"/>
    </style:style>
    <style:style style:name="P13" style:family="paragraph" style:parent-style-name="Text_20_body" style:list-style-name="L2">
      <style:text-properties fo:font-weight="bold" officeooo:rsid="004981b3" officeooo:paragraph-rsid="004981b3" style:font-weight-asian="bold" style:font-weight-complex="bold"/>
    </style:style>
    <style:style style:name="P14" style:family="paragraph" style:parent-style-name="Text_20_body">
      <style:text-properties fo:font-weight="bold" officeooo:rsid="004b77db" officeooo:paragraph-rsid="004b77db" style:font-weight-asian="bold" style:font-weight-complex="bold"/>
    </style:style>
    <style:style style:name="P15" style:family="paragraph" style:parent-style-name="Header" style:master-page-name="First_20_Page">
      <style:paragraph-properties fo:text-align="center" style:justify-single-word="false" style:page-number="auto"/>
      <style:text-properties fo:font-size="28pt" style:text-underline-style="none" fo:font-weight="bold" officeooo:rsid="0045dc99" officeooo:paragraph-rsid="0043789d" style:font-size-asian="28pt" style:font-weight-asian="bold" style:font-size-complex="28pt" style:font-weight-complex="bold"/>
    </style:style>
    <style:style style:name="T1" style:family="text">
      <style:text-properties fo:font-size="8pt" officeooo:rsid="000d3832" style:font-size-asian="8pt" style:font-size-complex="8pt"/>
    </style:style>
    <style:style style:name="T2" style:family="text">
      <style:text-properties officeooo:rsid="004616ff"/>
    </style:style>
    <style:style style:name="T3" style:family="text">
      <style:text-properties officeooo:rsid="004981b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4d1d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istemas y Tecnologías Web</text:p>
      <text:p text:style-name="P3"/>
      <text:p text:style-name="P5">Práctica <text:span text:style-name="T3">5</text:span></text:p>
      <text:p text:style-name="P4"/>
      <text:p text:style-name="P4"/>
      <text:p text:style-name="P4"/>
      <text:p text:style-name="P2">Rubén Gabás Celimendiz 59073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7">4</text:span> – <text:span text:style-name="T7">Mayo</text:span> – 201<text:span text:style-name="T2">6</text:span></text:p>
      <text:p text:style-name="P9">Recursos y operaciones</text:p>
      <text:p text:style-name="P8"/>
      <text:p text:style-name="P10">Se han identficado 2 recursos: users y notas.</text:p>
      <text:p text:style-name="P10">Los recursos se han definido en app.js y se han definido las siguientes operaciones sobre los mismos:</text:p>
      <text:p text:style-name="P10">users</text:p>
      <text:list xml:id="list3486706076615260451" text:style-name="L1">
        <text:list-item>
          <text:p text:style-name="P11"><text:span text:style-name="T4">POST /api/users</text:span> – Comprueba si el usuario y la contraseña coinciden y si el usuario no existe lo añade con la contraseña facilitada.</text:p>
        </text:list-item>
      </text:list>
      <text:p text:style-name="P10">notas</text:p>
      <text:list xml:id="list2163850166090940936" text:style-name="L2">
        <text:list-item>
          <text:p text:style-name="P12"><text:span text:style-name="T4">GET /api/notas –</text:span><text:span text:style-name="T5"> Recupera todas las notas desde mongo db.</text:span></text:p>
        </text:list-item>
        <text:list-item>
          <text:p text:style-name="P12"><text:span text:style-name="T4">POST /api/notas</text:span><text:span text:style-name="T5"> – Añade una nueva nota a la base de datos.<text:tab/></text:span></text:p>
        </text:list-item>
        <text:list-item>
          <text:p text:style-name="P12"><text:span text:style-name="T4">GET /api/notas/:id </text:span><text:span text:style-name="T5">– Devuelve la nota con el Id especificado.</text:span></text:p>
        </text:list-item>
        <text:list-item>
          <text:p text:style-name="P13">DELETE /api/notas/:id <text:span text:style-name="T5">– Elimina la nota con el Id especificado.</text:span></text:p>
        </text:list-item>
      </text:list>
      <text:p text:style-name="P14"><text:span text:style-name="T5">En app.js a cada endpoint se le asocia la función que requiere, las funciones están situadas en los controladores, hay un userController y un notaController uno para cada recurso de nuestra AP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oettekst_20_zonder_20_streep" style:display-name="Voettekst zonder streep" style:family="paragraph" style:parent-style-name="Footer">
      <style:paragraph-properties fo:line-height="100%">
        <style:tab-stops>
          <style:tab-stop style:position="8.001cm" style:type="center"/>
          <style:tab-stop style:position="15.25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text-underline-style="solid" style:text-underline-width="auto" style:text-underline-color="font-color" officeooo:rsid="000b3a82" officeooo:paragraph-rsid="000b3a82" style:font-size-asian="8pt" style:font-size-complex="8pt"/>
    </style:style>
    <style:style style:name="MT1" style:family="text">
      <style:text-properties fo:font-size="8pt" officeooo:rsid="000d3832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text:tab/><text:tab/><text:span text:style-name="MT1">Rubén Gabás Celimendiz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5:08:08.467766198</meta:creation-date>
    <dc:date>2016-05-04T16:48:47.767594335</dc:date>
    <meta:editing-duration>PT14H29M5S</meta:editing-duration>
    <meta:editing-cycles>37</meta:editing-cycles>
    <meta:generator>LibreOffice/5.1.2.2$Linux_X86_64 LibreOffice_project/10m0$Build-2</meta:generator>
    <meta:document-statistic meta:table-count="0" meta:image-count="0" meta:object-count="0" meta:page-count="2" meta:paragraph-count="16" meta:word-count="144" meta:character-count="854" meta:non-whitespace-character-count="722"/>
  </office:meta>
</office:document-meta>
</file>